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Normal" style:family="paragraph">
      <style:text-properties style:font-name="Cambria" style:font-name-asian="Times New Roman" fo:color="#365F91" fo:font-size="16pt" style:font-size-asian="16pt" style:font-size-complex="16pt"/>
    </style:style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Heading2" style:family="paragraph">
      <style:text-properties style:font-name-asian="Calibri"/>
    </style:style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Normal" style:family="paragraph">
      <style:text-properties style:font-name="Cambria" style:font-name-asian="Times New Roman" fo:color="#365F91" fo:font-size="16pt" style:font-size-asian="16pt" style:font-size-complex="16pt"/>
    </style:style>
    <style:style style:name="P26" style:parent-style-name="ListParagraph" style:list-style-name="LFO1" style:family="paragraph"/>
  </office:automatic-styles>
  <office:body>
    <office:text text:use-soft-page-breaks="true">
      <text:p text:style-name="P1">Water balloon Literature Review</text:p>
      <text:h text:style-name="Heading2" text:outline-level="2">Feynman Algorithm Implementation for Comparison with Euler in a Uniform Elastic Two-Layer 2D and 3D Object Dynamic Deformation Framework in OpenGL with GUI<text:s/><text:span text:style-name="T2"><text:s/></text:span></text:h>
      <text:list text:style-name="LFO1" text:continue-numbering="true">
        <text:list-item>
          <text:p text:style-name="P3">Presents other deformations however<text:s/>notably focuses on elastic deformation.</text:p>
        </text:list-item>
        <text:list-item>
          <text:p text:style-name="P4">Splitting deformation into large and small deformation, fluid vs particle sim</text:p>
        </text:list-item>
        <text:list-item>
          <text:p text:style-name="P5">Use of variational spring stiffness to change simulation reaction</text:p>
        </text:list-item>
        <text:list-item>
          <text:p text:style-name="P6">Spring system considered too simple, Finite element lacks efficiency but is more accurate</text:p>
        </text:list-item>
        <text:list-item>
          <text:p text:style-name="P7">Works better on small sections and/or one physical space.</text:p>
        </text:list-item>
        <text:list-item>
          <text:p text:style-name="P8">Navier Strokes = fluid flow and the a mass-spring system, solves volume consistency</text:p>
        </text:list-item>
        <text:list-item>
          <text:p text:style-name="P9">Pressure model: given bounding box, ideal gas law, GOOD FOR BALLOONS</text:p>
        </text:list-item>
      </text:list>
      <text:p text:style-name="P10">Designing an Interactive OpenGL Slide-Based Presentation of the Softbody Simulation System for Teaching and Learning of Computer Graphics Techniques</text:p>
      <text:list text:style-name="LFO1" text:continue-numbering="true">
        <text:list-item>
          <text:p text:style-name="P11">Possible LOD work, although this isn’t the focus here</text:p>
        </text:list-item>
        <text:list-item>
          <text:p text:style-name="P12">Reiteration of a multi-level particle and surface conversion.<text:s/></text:p>
        </text:list-item>
      </text:list>
      <text:h text:style-name="P13" text:outline-level="2">Ideal Gas Law</text:h>
      <text:list text:style-name="LFO1" text:continue-numbering="true">
        <text:list-item>
          <text:p text:style-name="P14">Assume no interaction between molecules and don’t have column individually</text:p>
        </text:list-item>
        <text:list-item>
          <text:p text:style-name="P15">V = volume</text:p>
        </text:list-item>
        <text:list-item>
          <text:p text:style-name="P16">P = pressure (uniform)</text:p>
        </text:list-item>
        <text:list-item>
          <text:p text:style-name="P17">T = temperature (kelvin)</text:p>
        </text:list-item>
        <text:list-item>
          <text:p text:style-name="P18">NofM = amount of gas (moles)</text:p>
        </text:list-item>
        <text:list-item>
          <text:p text:style-name="P19">V &lt;&gt; 1/P, V&lt;&gt;T</text:p>
        </text:list-item>
        <text:list-item>
          <text:p text:style-name="P20">V&lt;&gt; n T / P or V = RnT / P where R is a given constant</text:p>
        </text:list-item>
        <text:list-item>
          <text:p text:style-name="P21">More commonly<text:s/>written as PV = nRT</text:p>
        </text:list-item>
        <text:list-item>
          <text:p text:style-name="P22">PV = K, in a closed system, constantly</text:p>
        </text:list-item>
        <text:list-item>
          <text:p text:style-name="P23">FOR CHEMISTS: assume temp is 273.15 k <text:s/>and pressure is 101kps, R is 8.3145<text:s/></text:p>
        </text:list-item>
        <text:list-item>
          <text:p text:style-name="P24">How the hell they’re using this for positioning I don’t know</text:p>
        </text:list-item>
      </text:list>
      <text:p text:style-name="P25">Navier Strokes<text:s/></text:p>
      <text:list text:style-name="LFO1" text:continue-numbering="true">
        <text:list-item>
          <text:p text:style-name="P26">Average fluid simulation<text:s/>given a mass spring system surfac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lliam</meta:initial-creator>
    <dc:creator>William</dc:creator>
    <meta:creation-date>2025-04-08T10:43:00Z</meta:creation-date>
    <dc:date>2025-04-08T18:59:00Z</dc:date>
    <meta:template xlink:href="Normal.dotm" xlink:type="simple"/>
    <meta:editing-cycles>5</meta:editing-cycles>
    <meta:editing-duration>PT23460S</meta:editing-duration>
    <meta:document-statistic meta:page-count="1" meta:paragraph-count="3" meta:word-count="225" meta:character-count="1508" meta:row-count="10" meta:non-whitespace-character-count="1286"/>
  </office:meta>
</office:document-meta>
</file>